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92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zone_tres_tendu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3" office:value-type="string" calcext:value-type="string">
            <text:p>DÉPARTEMENT CODE</text:p>
          </table:table-cell>
          <table:table-cell table:style-name="ce3" office:value-type="string" calcext:value-type="string">
            <text:p>DÉPARTEMENT</text:p>
          </table:table-cell>
          <table:table-cell table:style-name="ce3" office:value-type="string" calcext:value-type="string">
            <text:p>COMMUN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Pari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Chatou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Le Chesnay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Croissy-sur-Sein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Maisons-Laffitt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Marly-le-Roi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Le Pecq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Rocquencourt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Saint-Germain-en-Lay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Vélizy-Villacoublay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Versaille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Le Vésinet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Viroflay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Antony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Asnières-sur-Sein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Bagneux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Bois-Colombe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Boulogne-Billancourt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Bourg-la-Rein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Châtenay-Malabry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Châtillon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Chavill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Clamart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Clichy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Colombe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Courbevoi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Fontenay-aux-Rose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Garche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La Garenne-Colombe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Issy-les-Moulineaux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Levallois-Perret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Malakoff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Marnes-la-Coquett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Meudon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Montroug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Nanterr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Neuilly-sur-Sein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Le Plessis-Robinson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Puteaux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Rueil-Malmaison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Saint-Clou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Sceaux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Sèvre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Suresne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Vanve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Vaucresson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Ville-d'Avray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Aubervillier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Bagnolet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Les Lila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Montreuil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Neuilly-Plaisanc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Pantin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Le Pré-Saint-Gervai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Le Raincy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Saint-Deni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Saint-Ouen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Villemombl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Arcuei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Bry-sur-Marn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Cacha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Charenton-le-Pon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Fontenay-sous-Boi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Gentilly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L'Haÿ-les-Rose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Ivry-sur-Sein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Joinville-le-Pon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Le Kremlin-Bicê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Maisons-Alfor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Nogent-sur-Marn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Le Perreux-sur-Marn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Saint-Mandé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Saint-Maur-des-Fossé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Saint-Mauric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Villejuif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Vincenne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Val-d'Oise</text:p>
          </table:table-cell>
          <table:table-cell office:value-type="string" calcext:value-type="string">
            <text:p>Enghien-les-Bai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3T11:36:06.833707532</dc:date>
    <meta:editing-duration>PT44S</meta:editing-duration>
    <meta:editing-cycles>1</meta:editing-cycles>
    <meta:generator>LibreOffice/7.3.7.2$Linux_X86_64 LibreOffice_project/30$Build-2</meta:generator>
    <meta:document-statistic meta:table-count="1" meta:cell-count="234" meta:object-count="0"/>
  </office:meta>
</office:document-meta>
</file>